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">
      <style:table-cell-properties fo:border-top="none" fo:border-bottom="2pt solid #000000" fo:border-left="2pt solid #000000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2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41"/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4.683125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auto" style:column-width="2.4606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2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le1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" table:number-columns-repeated="16372" table:default-cell-style-name="ce1"/>
        <table:table-row table:style-name="ro2">
          <table:table-cell table:style-name="ce2"/>
          <table:table-cell office:value-type="string" table:style-name="ce3">
            <text:p>Conventionnelle</text:p>
          </table:table-cell>
          <table:table-cell office:value-type="string" table:style-name="ce3">
            <text:p>Strassen</text:p>
          </table:table-cell>
          <table:table-cell office:value-type="string" table:style-name="ce4">
            <text:p>Strassen avec seuil de 32</text:p>
          </table:table-cell>
          <table:table-cell table:style-name="ce1"/>
          <table:table-cell table:style-name="ce1">
            <draw:frame draw:z-index="1" draw:id="id0" draw:style-name="a0" draw:name="Graphique 7" svg:x="0.01042in" svg:y="0in" svg:width="5.02083in" svg:height="3.281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2" draw:id="id1" draw:style-name="a1" draw:name="Graphique 11" svg:x="0.01042in" svg:y="0in" svg:width="4.625in" svg:height="3.2604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2.0790099999999999E-2" table:style-name="ce3">
            <text:p>0,02</text:p>
          </table:table-cell>
          <table:table-cell office:value-type="float" office:value="1.7499899999999999E-2" table:style-name="ce3">
            <text:p>0,02</text:p>
          </table:table-cell>
          <table:table-cell office:value-type="float" office:value="2.2268300000000001E-2" table:style-name="ce4">
            <text:p>0,02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9.0678499999999995E-2" table:style-name="ce3">
            <text:p>0,09</text:p>
          </table:table-cell>
          <table:table-cell office:value-type="float" office:value="0.400225" table:style-name="ce3">
            <text:p>0,40</text:p>
          </table:table-cell>
          <table:table-cell office:value-type="float" office:value="8.4257100000000001E-2" table:style-name="ce4">
            <text:p>0,08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0.68402300000000005" table:style-name="ce3">
            <text:p>0,68</text:p>
          </table:table-cell>
          <table:table-cell office:value-type="float" office:value="1.7864899999999999" table:style-name="ce3">
            <text:p>1,79</text:p>
          </table:table-cell>
          <table:table-cell office:value-type="float" office:value="0.56408199999999997" table:style-name="ce4">
            <text:p>0,56</text:p>
          </table:table-cell>
          <table:table-cell table:style-name="ce5"/>
          <table:table-cell table:number-columns-repeated="16379"/>
        </table:table-row>
        <table:table-row table:style-name="ro3">
          <table:table-cell office:value-type="float" office:value="16" table:style-name="ce5">
            <text:p>16</text:p>
          </table:table-cell>
          <table:table-cell office:value-type="float" office:value="5.0810199999999996" table:style-name="ce3">
            <text:p>5,08</text:p>
          </table:table-cell>
          <table:table-cell office:value-type="float" office:value="13.001200000000001" table:style-name="ce3">
            <text:p>13,00</text:p>
          </table:table-cell>
          <table:table-cell office:value-type="float" office:value="4.2918200000000004" table:style-name="ce4">
            <text:p>4,29</text:p>
          </table:table-cell>
          <table:table-cell table:style-name="ce5"/>
          <table:table-cell table:number-columns-repeated="16379"/>
        </table:table-row>
        <table:table-row table:style-name="ro3">
          <table:table-cell office:value-type="float" office:value="32" table:style-name="ce5">
            <text:p>32</text:p>
          </table:table-cell>
          <table:table-cell office:value-type="float" office:value="37.322899999999997" table:style-name="ce3">
            <text:p>37,32</text:p>
          </table:table-cell>
          <table:table-cell office:value-type="float" office:value="87.353200000000001" table:style-name="ce3">
            <text:p>87,35</text:p>
          </table:table-cell>
          <table:table-cell office:value-type="float" office:value="33.348100000000002" table:style-name="ce4">
            <text:p>33,35</text:p>
          </table:table-cell>
          <table:table-cell table:style-name="ce5"/>
          <table:table-cell table:number-columns-repeated="16379"/>
        </table:table-row>
        <table:table-row table:style-name="ro3">
          <table:table-cell office:value-type="float" office:value="64" table:style-name="ce5">
            <text:p>64</text:p>
          </table:table-cell>
          <table:table-cell office:value-type="float" office:value="274.476" table:style-name="ce3">
            <text:p>274,48</text:p>
          </table:table-cell>
          <table:table-cell office:value-type="float" office:value="610.65" table:style-name="ce3">
            <text:p>610,65</text:p>
          </table:table-cell>
          <table:table-cell office:value-type="float" office:value="278.8" table:style-name="ce4">
            <text:p>278,80</text:p>
          </table:table-cell>
          <table:table-cell table:style-name="ce5"/>
          <table:table-cell table:number-columns-repeated="16379"/>
        </table:table-row>
        <table:table-row table:style-name="ro3">
          <table:table-cell office:value-type="float" office:value="128" table:style-name="ce5">
            <text:p>128</text:p>
          </table:table-cell>
          <table:table-cell office:value-type="float" office:value="1950.35" table:style-name="ce3">
            <text:p>1950,35</text:p>
          </table:table-cell>
          <table:table-cell office:value-type="float" office:value="4320.6400000000003" table:style-name="ce3">
            <text:p>4320,64</text:p>
          </table:table-cell>
          <table:table-cell office:value-type="float" office:value="1863.68" table:style-name="ce4">
            <text:p>1863,68</text:p>
          </table:table-cell>
          <table:table-cell table:style-name="ce5"/>
          <table:table-cell table:number-columns-repeated="16379"/>
        </table:table-row>
        <table:table-row table:style-name="ro3">
          <table:table-cell office:value-type="float" office:value="256" table:style-name="ce5">
            <text:p>256</text:p>
          </table:table-cell>
          <table:table-cell office:value-type="float" office:value="15379.9" table:style-name="ce3">
            <text:p>15379,90</text:p>
          </table:table-cell>
          <table:table-cell office:value-type="float" office:value="30087.5" table:style-name="ce3">
            <text:p>30087,50</text:p>
          </table:table-cell>
          <table:table-cell office:value-type="float" office:value="12285.8" table:style-name="ce4">
            <text:p>12285,80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.3339654202278439" table:formula="of:=[.B2]/(0.0022*[.A2]^2.8246)" table:style-name="ce6">
            <text:p>1,3</text:p>
          </table:table-cell>
          <table:table-cell office:value-type="float" office:value="0.56172585481015713" table:formula="of:=[.C2]/(0.0043*[.A2]^2.857)" table:style-name="ce6">
            <text:p>0,6</text:p>
          </table:table-cell>
          <table:table-cell office:value-type="float" office:value="1.5190087618495536" table:formula="of:=[.D2]/(0.0021*[.A2]^2.8034)" table:style-name="ce6">
            <text:p>1,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82130221691339689" table:formula="of:=[.B3]/(0.0022*[.A3]^2.8246)" table:style-name="ce6">
            <text:p>0,8</text:p>
          </table:table-cell>
          <table:table-cell office:value-type="float" office:value="1.7731699492248851" table:formula="of:=[.C3]/(0.0043*[.A3]^2.857)" table:style-name="ce6">
            <text:p>1,8</text:p>
          </table:table-cell>
          <table:table-cell office:value-type="float" office:value="1.7289862026593954E-3" table:formula="of:=[.D3]/([.A3]^2.8034)" table:style-name="ce6">
            <text:p>0,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874540742433632" table:formula="of:=[.B4]/(0.0022*[.A4]^2.8246)" table:style-name="ce6">
            <text:p>0,9</text:p>
          </table:table-cell>
          <table:table-cell office:value-type="float" office:value="1.0924562185511801" table:formula="of:=[.C4]/(0.0043*[.A4]^2.857)" table:style-name="ce6">
            <text:p>1,1</text:p>
          </table:table-cell>
          <table:table-cell office:value-type="float" office:value="0.78958788698862969" table:formula="of:=[.D4]/(0.0021*[.A4]^2.8034)" table:style-name="ce6">
            <text:p>0,8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91700334645265202" table:formula="of:=[.B5]/(0.0022*[.A5]^2.8246)" table:style-name="ce6">
            <text:p>0,9</text:p>
          </table:table-cell>
          <table:table-cell office:value-type="float" office:value="1.0973475368586769" table:formula="of:=[.C5]/(0.0043*[.A5]^2.857)" table:style-name="ce6">
            <text:p>1,1</text:p>
          </table:table-cell>
          <table:table-cell office:value-type="float" office:value="0.86058197432124606" table:formula="of:=[.D5]/(0.0021*[.A5]^2.8034)" table:style-name="ce6">
            <text:p>0,9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95083699668027333" table:formula="of:=[.B6]/(0.0022*[.A6]^2.8246)" table:style-name="ce6">
            <text:p>1,0</text:p>
          </table:table-cell>
          <table:table-cell office:value-type="float" office:value="1.01764634105232" table:formula="of:=[.C6]/(0.0043*[.A6]^2.857)" table:style-name="ce6">
            <text:p>1,0</text:p>
          </table:table-cell>
          <table:table-cell office:value-type="float" office:value="0.95788715863361429" table:formula="of:=[.D6]/(0.0021*[.A6]^2.8034)" table:style-name="ce6">
            <text:p>1,0</text:p>
          </table:table-cell>
          <table:table-cell table:number-columns-repeated="6" table:style-name="ce1"/>
          <table:table-cell table:style-name="ce1">
            <draw:frame draw:z-index="4" draw:id="id3" draw:style-name="a3" draw:name="Graphique 13" svg:x="0.91146in" svg:y="0.1875in" svg:width="4.65104in" svg:height="3.16667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0.98706497273800453" table:formula="of:=[.B7]/(0.0022*[.A7]^2.8246)" table:style-name="ce6">
            <text:p>1,0</text:p>
          </table:table-cell>
          <table:table-cell office:value-type="float" office:value="0.9819010403707592" table:formula="of:=[.C7]/(0.0043*[.A7]^2.857)" table:style-name="ce6">
            <text:p>1,0</text:p>
          </table:table-cell>
          <table:table-cell office:value-type="float" office:value="1.1471719930432165" table:formula="of:=[.D7]/(0.0021*[.A7]^2.8034)" table:style-name="ce6">
            <text:p>1,1</text:p>
          </table:table-cell>
          <table:table-cell table:style-name="ce1">
            <draw:frame draw:z-index="3" draw:id="id2" draw:style-name="a2" draw:name="Graphique 12" svg:x="0.9375in" svg:y="0in" svg:width="5.02083in" svg:height="3.2187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/>
          <table:table-cell office:value-type="float" office:value="0.99006701896739924" table:formula="of:=[.B8]/(0.0022*[.A8]^2.8246)" table:style-name="ce6">
            <text:p>1,0</text:p>
          </table:table-cell>
          <table:table-cell office:value-type="float" office:value="0.95891639301528986" table:formula="of:=[.C8]/(0.0043*[.A8]^2.857)" table:style-name="ce6">
            <text:p>1,0</text:p>
          </table:table-cell>
          <table:table-cell office:value-type="float" office:value="1.0984988863699749" table:formula="of:=[.D8]/(0.0021*[.A8]^2.8034)" table:style-name="ce6">
            <text:p>1,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.102087876210035" table:formula="of:=[.B9]/(0.0022*[.A9]^2.8246)" table:style-name="ce6">
            <text:p>1,1</text:p>
          </table:table-cell>
          <table:table-cell office:value-type="float" office:value="0.92167130560146715" table:formula="of:=[.C9]/(0.0043*[.A9]^2.857)" table:style-name="ce6">
            <text:p>0,9</text:p>
          </table:table-cell>
          <table:table-cell office:value-type="float" office:value="1.0373474117547345" table:formula="of:=[.D9]/(0.0021*[.A9]^2.8034)" table:style-name="ce6">
            <text:p>1,0</text:p>
          </table:table-cell>
          <table:table-cell table:number-columns-repeated="16380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number-columns-repeated="11"/>
          <table:table-cell table:style-name="ce1">
            <draw:frame draw:z-index="6" draw:id="id5" draw:style-name="a5" draw:name="Graphique 16" svg:x="0.02083in" svg:y="0.17708in" svg:width="4.67708in" svg:height="3.2083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1">
            <draw:frame draw:z-index="5" draw:id="id4" draw:style-name="a4" draw:name="Graphique 15" svg:x="0.02083in" svg:y="0.04167in" svg:width="4.98958in" svg:height="3.11458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7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draw:z-index="7" draw:id="id6" draw:style-name="a6" draw:name="Graphique 20" svg:x="0.90104in" svg:y="0.1875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8" draw:id="id7" draw:style-name="a7" draw:name="Graphique 21" svg:x="0.01042in" svg:y="0.14583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>
            <draw:frame draw:z-index="9" draw:id="id8" draw:style-name="a8" draw:name="Graphique 22" svg:x="0.11458in" svg:y="0.16667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1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dc:creator>Antoine Gaulin</dc:creator>
    <meta:creation-date>2020-01-30T15:58:21Z</meta:creation-date>
    <dc:date>2020-02-03T01:40:46Z</dc:date>
    <meta:editing-cycles>1</meta:editing-cycles>
    <meta:editing-duration>PT1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4472c4" svg:stroke-opacity="100%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power" chart:auto-position="false"/>
      <style:graphic-properties draw:fill="none" draw:stroke="none"/>
    </style:style>
  </office:automatic-styles>
  <office:body>
    <office:chart>
      <chart:chart chart:class="chart:scatter" svg:height="236.25pt" svg:width="361.4999212598425pt" chart:style-name="Crt0">
        <chart:title chart:style-name="CT00">
          <text:p text:style-name="a0" text:class-names="" text:cond-style-name="">Test de puissance : Conventionnelle</text:p>
        </chart:title>
        <chart:plot-area svg:x="4.200078740157481pt" svg:y="26.91283464566929pt" svg:width="341.1066929133858pt" svg:height="194.9253543307087pt" chart:style-name="Plt0">
          <chart:axis chart:dimension="x" chart:name="primary-x" chart:style-name="Axs0">
            <chart:title chart:style-name="AT00">
              <text:p text:style-name="a1" text:class-names="" text:cond-style-name="">Taille de l'exemplaire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Temps de calcul</text:p>
            </chart:title>
          </chart:axis>
          <chart:series chart:label-cell-address="Feuille1.$B$1" chart:values-cell-range-address="Feuille1.$B$2:.$B$9" chart:class="chart:scatter" chart:attached-axis="primary-y" chart:style-name="G0S0">
            <chart:domain table:cell-range-address="Feuille1.$A$2:.$A$9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ed7d31" svg:stroke-opacity="100%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power" chart:auto-position="false"/>
      <style:graphic-properties draw:fill="none" draw:stroke="none"/>
    </style:style>
  </office:automatic-styles>
  <office:body>
    <office:chart>
      <chart:chart chart:class="chart:scatter" svg:height="234.7499212598425pt" svg:width="333.0pt" chart:style-name="Crt0">
        <chart:title chart:style-name="CT00">
          <text:p text:style-name="a0" text:class-names="" text:cond-style-name="">Test de puissance : Strassen</text:p>
        </chart:title>
        <chart:plot-area svg:x="0.398976377952756pt" svg:y="26.70708661417323pt" svg:width="318.6967716535433pt" svg:height="193.7574015748031pt" chart:style-name="Plt0">
          <chart:axis chart:dimension="x" chart:name="primary-x" chart:style-name="Axs0">
            <chart:title chart:style-name="AT00">
              <text:p text:style-name="a1" text:class-names="" text:cond-style-name="">Taille de l'exemplaire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Temps de calcul</text:p>
            </chart:title>
          </chart:axis>
          <chart:series chart:label-cell-address="Feuille1.$C$1" chart:values-cell-range-address="Feuille1.$C$2:.$C$9" chart:class="chart:scatter" chart:attached-axis="primary-y" chart:style-name="G0S1">
            <chart:domain table:cell-range-address="Feuille1.$A$2:.$A$9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a5a5a5" svg:stroke-opacity="100%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power" chart:auto-position="false"/>
      <style:graphic-properties draw:fill="none" draw:stroke="none"/>
    </style:style>
  </office:automatic-styles>
  <office:body>
    <office:chart>
      <chart:chart chart:class="chart:scatter" svg:height="231.75pt" svg:width="361.5pt" chart:style-name="Crt0">
        <chart:title chart:style-name="CT00">
          <text:p text:style-name="a0" text:class-names="" text:cond-style-name="">Test de puissance : Strassen avec seuil</text:p>
        </chart:title>
        <chart:plot-area svg:x="4.200078740157481pt" svg:y="26.2955905511811pt" svg:width="341.1066929133858pt" svg:height="191.4217322834646pt" chart:style-name="Plt0">
          <chart:axis chart:dimension="x" chart:name="primary-x" chart:style-name="Axs0">
            <chart:title chart:style-name="AT00">
              <text:p text:style-name="a1" text:class-names="" text:cond-style-name="">Taille de l'exemplaire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Temps de calcul</text:p>
            </chart:title>
          </chart:axis>
          <chart:series chart:label-cell-address="Feuille1.$D$1" chart:values-cell-range-address="Feuille1.$D$2:.$D$9" chart:class="chart:scatter" chart:attached-axis="primary-y" chart:style-name="G0S2">
            <chart:domain table:cell-range-address="Feuille1.$A$2:.$A$9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number-style style:name="N41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1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89898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228.0pt" svg:width="334.8750393700788pt" chart:style-name="Crt0">
        <chart:title chart:style-name="CT00">
          <text:p text:style-name="a0" text:class-names="" text:cond-style-name="">Test du rapport : Conventionnelle</text:p>
        </chart:title>
        <chart:plot-area svg:x="17.83732283464567pt" svg:y="27.59748031496063pt" svg:width="309.8130708661417pt" svg:height="170.1974803149606pt" chart:style-name="Plt0">
          <chart:axis chart:dimension="x" chart:name="primary-x" chart:style-name="Axs0">
            <chart:title chart:style-name="AT00">
              <text:p text:style-name="a1" text:class-names="" text:cond-style-name="">Rapport du temps sur le temps estimé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taille de l'exemplaire</text:p>
            </chart:title>
            <chart:grid chart:class="major" chart:style-name="GMa1"/>
          </chart:axis>
          <chart:series chart:label-cell-address="Feuille1.$B$1" chart:values-cell-range-address="Feuille1.$B$11:.$B$18" chart:class="chart:scatter" chart:attached-axis="primary-y" chart:style-name="G0S0">
            <chart:domain table:cell-range-address="Feuille1.$A$2:.$A$9"/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number-style style:name="N41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1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898989" svg:stroke-opacity="100%" draw:stroke-linejoin="round" svg:stroke-linecap="butt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224.25pt" svg:width="359.25pt" chart:style-name="Crt0">
        <chart:title chart:style-name="CT00">
          <text:p text:style-name="a0" text:class-names="" text:cond-style-name="">Test du rapport : Srassen</text:p>
        </chart:title>
        <chart:plot-area svg:x="20.67976377952756pt" svg:y="27.0532283464567pt" svg:width="329.8850393700787pt" svg:height="167.7877952755906pt" chart:style-name="Plt0">
          <chart:axis chart:dimension="x" chart:name="primary-x" chart:style-name="Axs0">
            <chart:title chart:style-name="AT00">
              <text:p text:style-name="a1" text:class-names="" text:cond-style-name="">Rapport du temps sur le temps estimé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taille de l'exemplaire</text:p>
            </chart:title>
            <chart:grid chart:class="major" chart:style-name="GMa1"/>
          </chart:axis>
          <chart:series chart:label-cell-address="Feuille1.$C$1" chart:values-cell-range-address="Feuille1.$C$11:.$C$18" chart:class="chart:scatter" chart:attached-axis="primary-y" chart:style-name="G0S1">
            <chart:domain table:cell-range-address="Feuille1.$A$2:.$A$9"/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number-style style:name="N41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1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898989" svg:stroke-opacity="100%" draw:stroke-linejoin="round" svg:stroke-linecap="butt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231.0pt" svg:width="336.75pt" chart:style-name="Crt0">
        <chart:title chart:style-name="CT00">
          <text:p text:style-name="a0" text:class-names="" text:cond-style-name="">Test du rapport : Srassen avec seuil</text:p>
        </chart:title>
        <chart:plot-area svg:x="18.0559842519685pt" svg:y="28.03291338582677pt" svg:width="311.3570078740157pt" svg:height="172.1251968503937pt" chart:style-name="Plt0">
          <chart:axis chart:dimension="x" chart:name="primary-x" chart:style-name="Axs0">
            <chart:title chart:style-name="AT00">
              <text:p text:style-name="a1" text:class-names="" text:cond-style-name="">Rapport du temps sur le temps estimé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taille de l'exemplaire</text:p>
            </chart:title>
            <chart:grid chart:class="major" chart:style-name="GMa1"/>
          </chart:axis>
          <chart:series chart:label-cell-address="Feuille1.$D$1" chart:values-cell-range-address="Feuille1.$D$11:.$D$18" chart:class="chart:scatter" chart:attached-axis="primary-y" chart:style-name="G0S2">
            <chart:domain table:cell-range-address="Feuille1.$A$2:.$A$9"/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number:number-style style:name="N41">
      <number:number number:decimal-places="1"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4472c4" svg:stroke-opacity="100%" svg:stroke-linecap="round"/>
    </style:style>
    <style:style style:family="chart" style:name="Axs0" style:data-style-name="N41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regression-type="linear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est des constantes : Conventionnelle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emps de calcul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emps de calcul estimé</text:p>
            </chart:title>
            <chart:grid chart:class="major" chart:style-name="GMa1"/>
          </chart:axis>
          <chart:series chart:label-cell-address="Feuille1.$B$1" chart:values-cell-range-address="Feuille1.$B$2:.$B$9" chart:class="chart:scatter" chart:attached-axis="primary-y" chart:style-name="G0S0">
            <chart:domain table:cell-range-address="Feuille1.$B$11:.$B$18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number:number-style style:name="N41">
      <number:number number:decimal-places="1"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ed7d31" svg:stroke-opacity="100%" svg:stroke-linecap="round"/>
    </style:style>
    <style:style style:family="chart" style:name="Axs0" style:data-style-name="N41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regression-type="linear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est des constantes : Strassen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emps de calcul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emps de calcul estimé</text:p>
            </chart:title>
            <chart:grid chart:class="major" chart:style-name="GMa1"/>
          </chart:axis>
          <chart:series chart:label-cell-address="Feuille1.$C$1" chart:values-cell-range-address="Feuille1.$C$2:.$C$9" chart:class="chart:scatter" chart:attached-axis="primary-y" chart:style-name="G0S1">
            <chart:domain table:cell-range-address="Feuille1.$C$11:.$C$18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8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number:number-style style:name="N41">
      <number:number number:decimal-places="1"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a5a5a5" svg:stroke-opacity="100%" svg:stroke-linecap="round"/>
    </style:style>
    <style:style style:family="chart" style:name="Axs0" style:data-style-name="N41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regression-type="linear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est des constantes : Strassen avec seuil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emps de calcul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emps de calcul estimé</text:p>
            </chart:title>
            <chart:grid chart:class="major" chart:style-name="GMa1"/>
          </chart:axis>
          <chart:series chart:label-cell-address="Feuille1.$D$1" chart:values-cell-range-address="Feuille1.$D$2:.$D$9" chart:class="chart:scatter" chart:attached-axis="primary-y" chart:style-name="G0S2">
            <chart:domain table:cell-range-address="Feuille1.$D$11:.$D$18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8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